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8ff" officeooo:paragraph-rsid="001a68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e heeft autisme invloed op het leren</text:p>
      <text:p text:style-name="P1"/>
      <text:p text:style-name="P1">wat is autisme</text:p>
      <text:p text:style-name="P1"/>
      <text:p text:style-name="P1">hoe leert het normaale brein </text:p>
      <text:p text:style-name="P1"/>
      <text:p text:style-name="P1">hoe leert een autistish brein</text:p>
      <text:p text:style-name="P1"/>
      <text:p text:style-name="P1">wat heeft autisme en leren met elkaar te maken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4:34:41.955837223</meta:creation-date>
    <dc:date>2021-10-08T14:59:43.413340305</dc:date>
    <meta:editing-duration>PT9M29S</meta:editing-duration>
    <meta:editing-cycles>1</meta:editing-cycles>
    <meta:document-statistic meta:table-count="0" meta:image-count="0" meta:object-count="0" meta:page-count="1" meta:paragraph-count="5" meta:word-count="29" meta:character-count="156" meta:non-whitespace-character-count="131"/>
    <meta:generator>LibreOffice/6.4.7.2$Linux_X86_64 LibreOffice_project/40$Build-2</meta:generator>
  </office:meta>
</office:document-meta>
</file>